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01/03/22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01/11/2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01/12/2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01/15/22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01/18/22</text:p>
          </table:table-cell>
          <table:table-cell office:value-type="string" calcext:value-type="string">
            <text:p>Games scor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8T22:03:42.526225747</dc:date>
    <meta:creation-date>2014-12-14T08:12:00Z</meta:creation-date>
    <meta:editing-cycles>626</meta:editing-cycles>
    <meta:editing-duration>P1DT26M14S</meta:editing-duration>
    <meta:generator>LibreOffice/7.2.4.1$Linux_X86_64 LibreOffice_project/27d75539669ac387bb498e35313b970b7fe9c4f9</meta:generator>
    <meta:document-statistic meta:table-count="11" meta:cell-count="1866" meta:object-count="0"/>
  </office:meta>
</office:document-meta>
</file>